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cccccc" draw:opacity="19%" draw:textarea-horizontal-align="justify" draw:textarea-vertical-align="middle" draw:auto-grow-height="false" fo:min-height="7.55cm" fo:min-width="11.3cm"/>
    </style:style>
    <style:style style:name="gr2" style:family="graphic" style:parent-style-name="standard">
      <style:graphic-properties svg:stroke-color="#000000" draw:fill-color="#000000" draw:textarea-horizontal-align="justify" draw:textarea-vertical-align="middle" draw:auto-grow-height="false" fo:min-height="0.018cm" fo:min-width="0cm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0.833cm" fo:min-width="3.11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svg:stroke-color="#000000" draw:marker-start="Symmetric_20_Arrow" draw:fill="none" draw:textarea-horizontal-align="justify" draw:textarea-vertical-align="middle" draw:auto-grow-height="false" fo:min-height="0.35cm" fo:min-width="0.1cm"/>
    </style:style>
    <style:style style:name="gr6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 fo:min-height="0.833cm" fo:min-width="3.109cm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0.834cm" fo:min-width="3.109cm"/>
    </style:style>
    <style:style style:name="gr9" style:family="graphic" style:parent-style-name="standard">
      <style:graphic-properties draw:stroke="none" svg:stroke-color="#000000" draw:fill="none" draw:fill-color="#ffffff" fo:min-height="0.239cm"/>
    </style:style>
    <style:style style:name="gr10" style:family="graphic" style:parent-style-name="standard">
      <style:graphic-properties draw:stroke="none" svg:stroke-color="#000000" draw:fill="none" draw:fill-color="#ffffff" fo:min-height="0.275cm"/>
    </style:style>
    <style:style style:name="gr11" style:family="graphic" style:parent-style-name="standard">
      <style:graphic-properties svg:stroke-color="#000000" draw:fill="none" draw:textarea-horizontal-align="justify" draw:textarea-vertical-align="middle" draw:auto-grow-height="false" fo:min-height="0.77cm" fo:min-width="1.662cm"/>
    </style:style>
    <style:style style:name="gr12" style:family="graphic" style:parent-style-name="standard">
      <style:graphic-properties svg:stroke-color="#cccccc" draw:fill="none" draw:textarea-horizontal-align="justify" draw:textarea-vertical-align="middle" draw:auto-grow-height="false" fo:min-height="0.833cm" fo:min-width="3.11cm"/>
    </style:style>
    <style:style style:name="gr13" style:family="graphic" style:parent-style-name="standard">
      <style:graphic-properties draw:stroke="none" svg:stroke-color="#cccccc" draw:fill="none" draw:fill-color="#ffffff" fo:min-height="0.35cm"/>
    </style:style>
    <style:style style:name="gr14" style:family="graphic" style:parent-style-name="standard">
      <style:graphic-properties svg:stroke-color="#000000" draw:fill="none" draw:textarea-horizontal-align="justify" draw:textarea-vertical-align="middle" draw:auto-grow-height="false" fo:min-height="0.832cm" fo:min-width="3.109cm"/>
    </style:style>
    <style:style style:name="gr15" style:family="graphic" style:parent-style-name="standard">
      <style:graphic-properties svg:stroke-color="#cccccc" draw:fill-color="#cccccc" draw:textarea-horizontal-align="justify" draw:textarea-vertical-align="middle" draw:auto-grow-height="false" fo:min-height="0.018cm" fo:min-width="0cm"/>
    </style:style>
    <style:style style:name="gr16" style:family="graphic" style:parent-style-name="standard">
      <style:graphic-properties svg:stroke-color="#cccccc" draw:fill="none" draw:textarea-horizontal-align="justify" draw:textarea-vertical-align="middle" draw:auto-grow-height="false" fo:min-height="0.833cm" fo:min-width="3.109cm"/>
    </style:style>
    <style:style style:name="gr17" style:family="graphic" style:parent-style-name="standard">
      <style:graphic-properties svg:stroke-color="#000000" draw:fill="none" draw:textarea-horizontal-align="justify" draw:textarea-vertical-align="middle" draw:auto-grow-height="false" fo:min-height="0.832cm" fo:min-width="3.11cm"/>
    </style:style>
    <style:style style:name="gr18" style:family="graphic" style:parent-style-name="standard">
      <style:graphic-properties draw:stroke="none" svg:stroke-color="#cccccc" draw:fill="none" draw:fill-color="#ffffff" fo:min-height="0.25cm"/>
    </style:style>
    <style:style style:name="gr19" style:family="graphic" style:parent-style-name="objectwithoutfill">
      <style:graphic-properties svg:stroke-color="#cccccc" draw:marker-end="Arrow" draw:marker-end-width="0.3cm" draw:fill="none" draw:textarea-vertical-align="middle"/>
    </style:style>
    <style:style style:name="gr20" style:family="graphic" style:parent-style-name="standard">
      <style:graphic-properties draw:stroke="none" svg:stroke-color="#000000" draw:fill="none" draw:fill-color="#ffffff" fo:min-height="0.477cm"/>
    </style:style>
    <style:style style:name="gr2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833cm" fo:min-width="3.11cm"/>
    </style:style>
    <style:style style:name="gr2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46cm" fo:min-width="0.096cm"/>
    </style:style>
    <style:style style:name="gr23" style:family="graphic" style:parent-style-name="objectwithoutfill">
      <style:graphic-properties svg:stroke-color="#000000" draw:marker-end="Arrow" draw:marker-end-width="0.3cm" draw:fill="solid" draw:fill-color="#ffffff" draw:textarea-vertical-align="middle"/>
    </style:style>
    <style:style style:name="gr24" style:family="graphic" style:parent-style-name="standard">
      <style:graphic-properties draw:stroke="none" svg:stroke-color="#cccccc" draw:fill="none" draw:fill-color="#ffffff" fo:min-height="0.339cm"/>
    </style:style>
    <style:style style:name="gr25" style:family="graphic" style:parent-style-name="standard">
      <style:graphic-properties draw:stroke="none" svg:stroke-color="#cccccc" draw:fill="none" draw:fill-color="#ffffff" fo:min-height="0.45cm"/>
    </style:style>
    <style:style style:name="gr26" style:family="graphic" style:parent-style-name="standard">
      <style:graphic-properties svg:stroke-color="#000000" draw:marker-start="Symmetric_20_Arrow" draw:fill="solid" draw:fill-color="#ffffff" draw:textarea-horizontal-align="justify" draw:textarea-vertical-align="middle" draw:auto-grow-height="false" fo:min-height="0.35cm" fo:min-width="0.1cm"/>
    </style:style>
    <style:style style:name="gr27" style:family="graphic" style:parent-style-name="standard">
      <style:graphic-properties svg:stroke-color="#cccccc" draw:fill="none" draw:opacity="31%" draw:textarea-horizontal-align="justify" draw:textarea-vertical-align="middle" draw:auto-grow-height="false" fo:min-height="0.833cm" fo:min-width="3.11cm"/>
    </style:style>
    <style:style style:name="gr28" style:family="graphic" style:parent-style-name="standard">
      <style:graphic-properties draw:stroke="none" svg:stroke-color="#000000" draw:fill="none" draw:fill-color="#ffffff" fo:min-height="0.25cm"/>
    </style:style>
    <style:style style:name="gr29" style:family="graphic" style:parent-style-name="standard">
      <style:graphic-properties svg:stroke-color="#cccccc" draw:fill-color="#cccccc" draw:textarea-horizontal-align="justify" draw:textarea-vertical-align="middle" draw:auto-grow-height="false" fo:min-height="0cm" fo:min-width="0cm"/>
    </style:style>
    <style:style style:name="gr30" style:family="graphic" style:parent-style-name="objectwithoutfill">
      <style:graphic-properties svg:stroke-color="#cccccc" draw:marker-end="Arrow" draw:marker-end-width="0.3cm" draw:fill="solid" draw:fill-color="#ffffff" draw:textarea-vertical-align="middle"/>
    </style:style>
    <style:style style:name="gr31" style:family="graphic" style:parent-style-name="standard">
      <style:graphic-properties draw:stroke="none" svg:stroke-color="#000000" draw:fill="none" draw:fill-color="#ffffff" fo:min-height="0.45cm"/>
    </style:style>
    <style:style style:name="P1" style:family="paragraph">
      <loext:graphic-properties draw:opacity="19%"/>
      <style:paragraph-properties fo:text-align="center"/>
      <style:text-properties fo:color="#cccccc"/>
    </style:style>
    <style:style style:name="P2" style:family="paragraph">
      <loext:graphic-properties draw:fill-color="#000000"/>
      <style:paragraph-properties fo:text-align="center"/>
      <style:text-properties fo:font-size="6pt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font-size="6pt"/>
    </style:style>
    <style:style style:name="P5" style:family="paragraph">
      <loext:graphic-properties draw:fill="none"/>
      <style:paragraph-properties fo:text-align="center"/>
      <style:text-properties fo:color="#000000" fo:font-size="6pt"/>
    </style:style>
    <style:style style:name="P6" style:family="paragraph">
      <loext:graphic-properties draw:fill="none" draw:fill-color="#ffffff"/>
      <style:text-properties fo:color="#000000" fo:font-size="6pt"/>
    </style:style>
    <style:style style:name="P7" style:family="paragraph">
      <loext:graphic-properties draw:fill="none"/>
      <style:paragraph-properties fo:margin-top="0cm" fo:margin-bottom="0.1cm" fo:text-align="center"/>
      <style:text-properties fo:color="#000000" fo:font-size="6pt"/>
    </style:style>
    <style:style style:name="P8" style:family="paragraph">
      <loext:graphic-properties draw:fill="none"/>
      <style:paragraph-properties fo:text-align="center"/>
      <style:text-properties fo:color="#000000" fo:font-size="6pt" style:font-size-asian="11pt" style:font-size-complex="11pt"/>
    </style:style>
    <style:style style:name="P9" style:family="paragraph">
      <loext:graphic-properties draw:fill="none"/>
      <style:paragraph-properties fo:text-align="center"/>
      <style:text-properties fo:color="#cccccc" fo:font-size="6pt"/>
    </style:style>
    <style:style style:name="P10" style:family="paragraph">
      <loext:graphic-properties draw:fill="none" draw:fill-color="#ffffff"/>
      <style:text-properties fo:color="#cccccc" fo:font-size="6pt"/>
    </style:style>
    <style:style style:name="P11" style:family="paragraph">
      <loext:graphic-properties draw:fill-color="#cccccc"/>
      <style:paragraph-properties fo:text-align="center"/>
      <style:text-properties fo:color="#cccccc" fo:font-size="6pt"/>
    </style:style>
    <style:style style:name="P12" style:family="paragraph">
      <loext:graphic-properties draw:fill="none"/>
      <style:paragraph-properties fo:text-align="center"/>
      <style:text-properties fo:color="#000000"/>
    </style:style>
    <style:style style:name="P13" style:family="paragraph">
      <loext:graphic-properties draw:fill="none"/>
      <style:paragraph-properties fo:text-align="center"/>
      <style:text-properties fo:color="#cccccc"/>
    </style:style>
    <style:style style:name="P14" style:family="paragraph">
      <loext:graphic-properties draw:fill="solid" draw:fill-color="#ffffff"/>
      <style:paragraph-properties fo:text-align="center"/>
      <style:text-properties fo:color="#000000" fo:font-size="6pt"/>
    </style:style>
    <style:style style:name="P15" style:family="paragraph">
      <style:paragraph-properties fo:text-align="center"/>
      <style:text-properties fo:color="#000000"/>
    </style:style>
    <style:style style:name="P16" style:family="paragraph">
      <style:text-properties fo:color="#cccccc"/>
    </style:style>
    <style:style style:name="P17" style:family="paragraph">
      <loext:graphic-properties draw:fill="solid" draw:fill-color="#ffffff"/>
      <style:paragraph-properties fo:text-align="center"/>
      <style:text-properties fo:color="#000000"/>
    </style:style>
    <style:style style:name="P18" style:family="paragraph">
      <loext:graphic-properties draw:fill="none" draw:fill-color="#ffffff"/>
      <style:text-properties fo:font-size="6pt"/>
    </style:style>
    <style:style style:name="P19" style:family="paragraph">
      <style:text-properties fo:color="#000000"/>
    </style:style>
    <style:style style:name="P20" style:family="paragraph">
      <loext:graphic-properties draw:fill="none" draw:opacity="31%"/>
      <style:paragraph-properties fo:margin-top="0cm" fo:margin-bottom="0.1cm" fo:text-align="center"/>
      <style:text-properties fo:color="#cccccc" fo:font-size="6pt"/>
    </style:style>
    <style:style style:name="P21" style:family="paragraph">
      <loext:graphic-properties draw:fill="none"/>
      <style:paragraph-properties fo:margin-top="0cm" fo:margin-bottom="0.1cm" fo:text-align="center"/>
      <style:text-properties fo:color="#cccccc" fo:font-size="6pt"/>
    </style:style>
    <style:style style:name="P22" style:family="paragraph">
      <loext:graphic-properties draw:fill="solid" draw:fill-color="#ffffff"/>
      <style:paragraph-properties fo:text-align="center"/>
      <style:text-properties fo:color="#cccccc"/>
    </style:style>
    <style:style style:name="P23" style:family="paragraph">
      <loext:graphic-properties draw:fill="none" draw:fill-color="#ffffff"/>
      <style:text-properties fo:color="#cccccc" fo:font-size="7pt" fo:font-weight="bold" style:font-size-asian="7pt" style:font-weight-asian="bold" style:font-size-complex="7pt" style:font-weight-complex="bold"/>
    </style:style>
    <style:style style:name="T1" style:family="text">
      <style:text-properties fo:font-size="6pt" fo:font-weight="bold" style:font-weight-asian="bold" style:font-weight-complex="bold"/>
    </style:style>
    <style:style style:name="T2" style:family="text">
      <style:text-properties fo:font-size="6pt" fo:font-weight="normal" style:font-weight-asian="normal" style:font-weight-complex="normal"/>
    </style:style>
    <style:style style:name="T3" style:family="text">
      <style:text-properties fo:color="#000000" fo:font-size="6pt" fo:font-weight="bold" style:font-weight-asian="bold" style:font-weight-complex="bold"/>
    </style:style>
    <style:style style:name="T4" style:family="text">
      <style:text-properties fo:color="#000000" fo:font-size="6pt"/>
    </style:style>
    <style:style style:name="T5" style:family="text">
      <style:text-properties fo:color="#000000" fo:font-size="6pt" style:font-size-asian="11pt" style:font-size-complex="11pt"/>
    </style:style>
    <style:style style:name="T6" style:family="text">
      <style:text-properties fo:color="#cccccc" fo:font-size="6pt" fo:font-weight="bold" style:font-weight-asian="bold" style:font-weight-complex="bold"/>
    </style:style>
    <style:style style:name="T7" style:family="text">
      <style:text-properties fo:color="#cccccc" fo:font-size="6pt"/>
    </style:style>
    <style:style style:name="T8" style:family="text">
      <style:text-properties fo:color="#000000" fo:font-size="6pt" fo:font-weight="normal" style:font-weight-asian="normal" style:font-weight-complex="normal"/>
    </style:style>
    <style:style style:name="T9" style:family="text">
      <style:text-properties fo:font-size="6pt"/>
    </style:style>
    <style:style style:name="T10" style:family="text">
      <style:text-properties fo:color="#cccccc" fo:font-size="7pt" fo:font-weight="bold" style:font-size-asian="7pt" style:font-weight-asian="bold" style:font-size-complex="7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1.8cm" svg:height="7.8cm" svg:x="0.7cm" svg:y="19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0.372cm" svg:height="0.378cm" svg:x="10.322cm" svg:y="1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2" draw:id="id2" draw:layer="layout" svg:width="3.726cm" svg:height="1.199cm" svg:x="8.645cm" svg:y="3.051cm">
          <text:p text:style-name="P3"><text:span text:style-name="T1">F1/</text:span><text:span text:style-name="T2">Pr</text:span><text:span text:style-name="T2">üfe, </text:span><text:span text:style-name="T2">ob </text:span><text:span text:style-name="T2">eine </text:span></text:p>
          <text:p text:style-name="P3"><text:span text:style-name="T2">Konfi</text:span><text:span text:style-name="T2">gurati</text:span><text:span text:style-name="T2">onsd</text:span><text:span text:style-name="T2">atei </text:span><text:span text:style-name="T2">mit </text:span><text:span text:style-name="T2">Pfad</text:span></text:p>
          <text:p text:style-name="P3"><text:span text:style-name="T2"><text:s/></text:span><text:span text:style-name="T2">ange</text:span><text:span text:style-name="T2">hängt </text:span><text:span text:style-name="T2">i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svg:x1="10.508cm" svg:y1="1.978cm" svg:x2="10.508cm" svg:y2="3.051cm" draw:start-shape="id1" draw:start-glue-point="8" draw:end-shape="id2" draw:end-glue-point="0" svg:d="M10508 1978v1073" svg:viewBox="0 0 1 1074">
          <text:p/>
        </draw:connector>
        <draw:custom-shape draw:style-name="gr5" draw:text-style-name="P5" xml:id="id3" draw:id="id3" draw:layer="layout" svg:width="1.2cm" svg:height="1.2cm" svg:x="9.909cm" svg:y="4.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5" draw:layer="layout" svg:x1="10.508cm" svg:y1="4.25cm" svg:x2="10.509cm" svg:y2="4.9cm" draw:start-shape="id2" draw:start-glue-point="2" draw:end-shape="id3" draw:end-glue-point="4" svg:d="M10508 4250v325h1v325" svg:viewBox="0 0 2 651">
          <text:p/>
        </draw:connector>
        <draw:custom-shape draw:style-name="gr7" draw:text-style-name="P5" xml:id="id26" draw:id="id26" draw:layer="layout" svg:width="3.725cm" svg:height="1.199cm" svg:x="4.92cm" svg:y="4.9cm">
          <text:p text:style-name="P3"><text:span text:style-name="T3">Aus</text:span><text:span text:style-name="T3">gab</text:span><text:span text:style-name="T3">e A1</text:span><text:span text:style-name="T4">: </text:span></text:p>
          <text:p text:style-name="P3"><text:span text:style-name="T4">verw</text:span><text:span text:style-name="T4">ende </text:span><text:span text:style-name="T4">den</text:span></text:p>
          <text:p text:style-name="P3"><text:span text:style-name="T4">Stan</text:span><text:span text:style-name="T4">dard</text:span><text:span text:style-name="T4">pfad </text:span><text:span text:style-name="T4">für </text:span><text:span text:style-name="T4">Konfi</text:span><text:span text:style-name="T4">gurat</text:span><text:span text:style-name="T4">ions</text:span><text:span text:style-name="T4">date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xml:id="id21" draw:id="id21" draw:layer="layout" svg:width="3.725cm" svg:height="1.2cm" svg:x="12.619cm" svg:y="4.9cm">
          <text:p text:style-name="P3"><text:span text:style-name="T3">Ausgabe A2:</text:span></text:p>
          <text:p text:style-name="P3"><text:span text:style-name="T5">verwende angehängten Pfad mit </text:span></text:p>
          <text:p text:style-name="P3"><text:span text:style-name="T5">Konfigurationsdate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6" draw:layer="layout" svg:width="1.067cm" svg:height="0.489cm" svg:x="9.119cm" svg:y="5.1cm">
          <draw:text-box>
            <text:p><text:span text:style-name="T4">Nein</text:span></text:p>
          </draw:text-box>
        </draw:frame>
        <draw:frame draw:style-name="gr10" draw:text-style-name="P6" draw:layer="layout" svg:width="0.975cm" svg:height="0.525cm" svg:x="11.344cm" svg:y="5.075cm">
          <draw:text-box>
            <text:p><text:span text:style-name="T4">Ja</text:span></text:p>
          </draw:text-box>
        </draw:frame>
        <draw:custom-shape draw:style-name="gr3" draw:text-style-name="P7" xml:id="id28" draw:id="id28" draw:layer="layout" svg:width="3.726cm" svg:height="1.199cm" svg:x="0.874cm" svg:y="6.901cm">
          <text:p text:style-name="P3"><text:span text:style-name="T3">F2/</text:span><text:span text:style-name="T4">Prüfe, ob die Konfigurationsdatei</text:span></text:p>
          <text:p text:style-name="P3"><text:span text:style-name="T4">gefunden wir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xml:id="id27" draw:id="id27" draw:layer="layout" svg:width="2.162cm" svg:height="1.02cm" svg:x="1.638cm" svg:y="4.99cm">
          <text:p text:style-name="P3"><text:span text:style-name="T5">Standard-</text:span></text:p>
          <text:p text:style-name="P3"><text:span text:style-name="T5">Konfigurationsdate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373cm" svg:height="0.378cm" svg:x="10.322cm" svg:y="1.6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9" xml:id="id25" draw:id="id25" draw:layer="layout" svg:width="3.726cm" svg:height="1.199cm" svg:x="16.674cm" svg:y="8.901cm">
          <text:p text:style-name="P3"><text:span text:style-name="T6">Ausg</text:span><text:span text:style-name="T6">abe </text:span><text:span text:style-name="T6">A4.1</text:span><text:span text:style-name="T7">: </text:span></text:p>
          <text:p text:style-name="P3"><text:span text:style-name="T7">Konfig</text:span><text:span text:style-name="T7">uratio</text:span><text:span text:style-name="T7">nsdat</text:span><text:span text:style-name="T7">ei </text:span><text:span text:style-name="T7">nicht </text:span><text:span text:style-name="T7">gefun</text:span><text:span text:style-name="T7">de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10" draw:layer="layout" svg:width="1.004cm" svg:height="0.6cm" svg:x="13.396cm" svg:y="9.1cm">
          <draw:text-box>
            <text:p><text:span text:style-name="T7">Nein</text:span></text:p>
          </draw:text-box>
        </draw:frame>
        <draw:custom-shape draw:style-name="gr14" draw:text-style-name="P5" xml:id="id16" draw:id="id16" draw:layer="layout" svg:width="3.725cm" svg:height="1.198cm" svg:x="8.65cm" svg:y="8.6cm">
          <text:p text:style-name="P3"><text:span text:style-name="T3">Aus</text:span><text:span text:style-name="T3">gab</text:span><text:span text:style-name="T3">e A3</text:span><text:span text:style-name="T4">: </text:span></text:p>
          <text:p text:style-name="P3"><text:span text:style-name="T4">Konfi</text:span><text:span text:style-name="T4">gurat</text:span><text:span text:style-name="T4">ions</text:span><text:span text:style-name="T4">datei </text:span><text:span text:style-name="T4">gefu</text:span><text:span text:style-name="T4">nd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xml:id="id17" draw:id="id17" draw:layer="layout" svg:width="3.725cm" svg:height="1.2cm" svg:x="8.65cm" svg:y="10.7cm">
          <text:p text:style-name="P3"><text:span text:style-name="T3">F3/</text:span><text:span text:style-name="T4">P</text:span><text:span text:style-name="T4">rüfe, </text:span><text:span text:style-name="T4">ob </text:span><text:span text:style-name="T4">es </text:span><text:span text:style-name="T4">sich </text:span><text:span text:style-name="T4">um </text:span><text:span text:style-name="T4">die </text:span></text:p>
          <text:p text:style-name="P3"><text:span text:style-name="T4">Konfi</text:span><text:span text:style-name="T4">gurat</text:span><text:span text:style-name="T4">ions</text:span><text:span text:style-name="T4">datei </text:span><text:span text:style-name="T4">hand</text:span><text:span text:style-name="T4">el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1" xml:id="id10" draw:id="id10" draw:layer="layout" svg:width="0.373cm" svg:height="0.378cm" svg:x="18.35cm" svg:y="15.8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9" xml:id="id13" draw:id="id13" draw:layer="layout" svg:width="3.725cm" svg:height="1.199cm" svg:x="12.6cm" svg:y="13cm">
          <text:p text:style-name="P3"><text:span text:style-name="T6">Ausgabe A5:</text:span></text:p>
          <text:p text:style-name="P3"><text:span text:style-name="T7">Handelt sich nicht um </text:span></text:p>
          <text:p text:style-name="P3"><text:span text:style-name="T7">Konfigurationsdate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6" draw:layer="layout" svg:width="1.204cm" svg:height="0.489cm" svg:x="10.996cm" svg:y="13.2cm">
          <draw:text-box>
            <text:p><text:span text:style-name="T4">Nein</text:span></text:p>
          </draw:text-box>
        </draw:frame>
        <draw:custom-shape draw:style-name="gr17" draw:text-style-name="P5" xml:id="id4" draw:id="id4" draw:layer="layout" svg:width="3.726cm" svg:height="1.198cm" svg:x="4.92cm" svg:y="13cm">
          <text:p text:style-name="P3"><text:span text:style-name="T3">Ausga</text:span><text:span text:style-name="T3">be A6</text:span><text:span text:style-name="T4">:</text:span></text:p>
          <text:p text:style-name="P3"><text:span text:style-name="T4">Verarbe</text:span><text:span text:style-name="T4">ite </text:span><text:span text:style-name="T4">Konfigu</text:span><text:span text:style-name="T4">rations</text:span><text:span text:style-name="T4">date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5" xml:id="id5" draw:id="id5" draw:layer="layout" svg:width="3.726cm" svg:height="1.198cm" svg:x="4.9cm" svg:y="15.102cm">
          <text:p text:style-name="P3"><text:span text:style-name="T3">F4/</text:span><text:span text:style-name="T4">Lade Datenbankinformationen</text:span></text:p>
          <text:p text:style-name="P3"><text:span text:style-name="T4">aus der Konfigurationsdatei 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svg:x1="6.783cm" svg:y1="14.198cm" svg:x2="6.763cm" svg:y2="15.102cm" draw:start-shape="id4" draw:start-glue-point="2" draw:end-shape="id5" draw:end-glue-point="0" svg:d="M6783 14198v453h-20v451" svg:viewBox="0 0 21 905">
          <text:p/>
        </draw:connector>
        <draw:frame draw:style-name="gr18" draw:text-style-name="P6" draw:layer="layout" svg:width="0.975cm" svg:height="0.5cm" svg:x="12.3cm" svg:y="7cm">
          <draw:text-box>
            <text:p><text:span text:style-name="T4">Ja</text:span></text:p>
          </draw:text-box>
        </draw:frame>
        <draw:frame draw:style-name="gr9" draw:text-style-name="P6" draw:layer="layout" svg:width="0.975cm" svg:height="0.489cm" svg:x="9.4cm" svg:y="13.2cm">
          <draw:text-box>
            <text:p><text:span text:style-name="T4">Ja</text:span></text:p>
          </draw:text-box>
        </draw:frame>
        <draw:custom-shape draw:style-name="gr17" draw:text-style-name="P5" xml:id="id7" draw:id="id7" draw:layer="layout" svg:width="3.726cm" svg:height="1.198cm" svg:x="12.574cm" svg:y="15.102cm">
          <text:p text:style-name="P3"><text:span text:style-name="T3">F5/</text:span><text:span text:style-name="T4">Teste die Verbindung zur </text:span></text:p>
          <text:p text:style-name="P3"><text:span text:style-name="T4">Datenban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2" draw:layer="layout" svg:x1="8.626cm" svg:y1="15.701cm" svg:x2="9.438cm" svg:y2="15.69cm" draw:start-shape="id5" draw:start-glue-point="1" draw:end-shape="id6" draw:end-glue-point="3" svg:d="M8626 15701h407v-11h405" svg:viewBox="0 0 813 12">
          <text:p/>
        </draw:connector>
        <draw:connector draw:style-name="gr6" draw:text-style-name="P12" draw:layer="layout" svg:x1="11.6cm" svg:y1="15.69cm" svg:x2="12.574cm" svg:y2="15.701cm" draw:start-shape="id6" draw:start-glue-point="1" draw:end-shape="id7" draw:end-glue-point="3" svg:d="M11600 15690h487v11h487" svg:viewBox="0 0 975 12">
          <text:p/>
        </draw:connector>
        <draw:connector draw:style-name="gr6" draw:text-style-name="P12" draw:layer="layout" svg:x1="14.437cm" svg:y1="16.3cm" svg:x2="14.44cm" svg:y2="17.3cm" draw:start-shape="id7" draw:start-glue-point="2" draw:end-shape="id8" draw:end-glue-point="4" svg:d="M14437 16300v501h3v499" svg:viewBox="0 0 4 1001">
          <text:p/>
        </draw:connector>
        <draw:custom-shape draw:style-name="gr12" draw:text-style-name="P9" xml:id="id9" draw:id="id9" draw:layer="layout" svg:width="3.726cm" svg:height="1.199cm" svg:x="14.074cm" svg:y="19.401cm">
          <text:p text:style-name="P3"><text:span text:style-name="T6">Ausgabe A7</text:span><text:span text:style-name="T7">: </text:span></text:p>
          <text:p text:style-name="P3"><text:span text:style-name="T7">Verbindung zur Datenbank </text:span></text:p>
          <text:p text:style-name="P3"><text:span text:style-name="T7">fehlgeschlagen - Fehlercode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9" draw:text-style-name="P13" draw:layer="layout" svg:x1="17.8cm" svg:y1="20cm" svg:x2="18.537cm" svg:y2="16.2cm" draw:start-shape="id9" draw:start-glue-point="1" draw:end-shape="id10" draw:end-glue-point="8" svg:d="M17800 20000h737v-3800" svg:viewBox="0 0 738 3801">
          <text:p/>
        </draw:connector>
        <draw:frame draw:style-name="gr20" draw:text-style-name="P6" draw:layer="layout" svg:width="1.9cm" svg:height="0.727cm" svg:x="15.8cm" svg:y="18.1cm">
          <draw:text-box>
            <text:p><text:span text:style-name="T4">Verbin</text:span><text:span text:style-name="T4">dung </text:span><text:span text:style-name="T4">nicht </text:span><text:span text:style-name="T4">mögli</text:span><text:span text:style-name="T4">ch</text:span></text:p>
          </draw:text-box>
        </draw:frame>
        <draw:custom-shape draw:style-name="gr3" draw:text-style-name="P5" xml:id="id11" draw:id="id11" draw:layer="layout" svg:width="3.726cm" svg:height="1.199cm" svg:x="8.674cm" svg:y="17.3cm">
          <text:p text:style-name="P3"><text:span text:style-name="T3">Ausgabe A8</text:span><text:span text:style-name="T4">: </text:span></text:p>
          <text:p text:style-name="P3"><text:span text:style-name="T4">Verbindung zur Datenbank </text:span></text:p>
          <text:p text:style-name="P3"><text:span text:style-name="T4">Erfolgreich</text:span></text:p>
          <text:p text:style-name="P3"><text:span text:style-name="T4">Start/Abbruchbefeh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2" draw:layer="layout" svg:x1="13.84cm" svg:y1="17.9cm" svg:x2="12.4cm" svg:y2="17.899cm" draw:start-shape="id8" draw:start-glue-point="5" draw:end-shape="id11" draw:end-glue-point="1" svg:d="M13840 17900h-719v-1h-721" svg:viewBox="0 0 1441 2">
          <text:p/>
        </draw:connector>
        <draw:connector draw:style-name="gr6" draw:text-style-name="P12" draw:layer="layout" svg:x1="11.11cm" svg:y1="13.6cm" svg:x2="12.6cm" svg:y2="13.599cm" draw:start-shape="id12" draw:start-glue-point="7" draw:end-shape="id13" draw:end-glue-point="3" svg:d="M11110 13600h745v-1h745" svg:viewBox="0 0 1491 2">
          <text:p/>
        </draw:connector>
        <draw:custom-shape draw:style-name="gr21" draw:text-style-name="P14" xml:id="id34" draw:id="id34" draw:layer="layout" svg:width="3.726cm" svg:height="1.199cm" svg:x="8.63cm" svg:y="25.7cm">
          <text:p text:style-name="P3"><text:span text:style-name="T3">F6/</text:span><text:span text:style-name="T8">Prüfe ob Nachricht </text:span></text:p>
          <text:p text:style-name="P3"><text:span text:style-name="T8">von Datenbank-Trigger </text:span></text:p>
          <text:p text:style-name="P3"><text:span text:style-name="T8">eingetroffe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4" xml:id="id14" draw:id="id14" draw:layer="layout" svg:width="3.726cm" svg:height="1.199cm" svg:x="0.874cm" svg:y="23.501cm">
          <text:p text:style-name="P3"><text:span text:style-name="T3">F10/</text:span><text:span text:style-name="T8">Prüfe, ob Abbruchbefehl </text:span></text:p>
          <text:p text:style-name="P3"><text:span text:style-name="T8">eingegeben wur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4" xml:id="id36" draw:id="id36" draw:layer="layout" svg:width="3.726cm" svg:height="1.199cm" svg:x="8.63cm" svg:y="19.401cm">
          <text:p text:style-name="P15"><text:span text:style-name="T1">F8/</text:span><text:span text:style-name="T9">Vergleiche Maschinenname des</text:span></text:p>
          <text:p text:style-name="P15"><text:span text:style-name="T9">Triggers mit dem Maschinenname der</text:span></text:p>
          <text:p text:style-name="P15"><text:span text:style-name="T9">Konfigurationsdate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6" draw:layer="layout" svg:width="1.6cm" svg:height="0.489cm" svg:x="12.7cm" svg:y="17.4cm">
          <draw:text-box>
            <text:p><text:span text:style-name="T4">erfolgreich</text:span></text:p>
          </draw:text-box>
        </draw:frame>
        <draw:frame draw:style-name="gr9" draw:text-style-name="P6" draw:layer="layout" svg:width="0.975cm" svg:height="0.489cm" svg:x="10.4cm" svg:y="23.111cm">
          <draw:text-box>
            <text:p><text:span text:style-name="T4">Ja</text:span></text:p>
          </draw:text-box>
        </draw:frame>
        <draw:frame draw:style-name="gr9" draw:text-style-name="P10" draw:layer="layout" svg:width="1.204cm" svg:height="0.489cm" svg:x="9.096cm" svg:y="23.611cm">
          <draw:text-box>
            <text:p text:style-name="P16"><text:span text:style-name="T9">Nein</text:span></text:p>
          </draw:text-box>
        </draw:frame>
        <draw:custom-shape draw:style-name="gr22" draw:text-style-name="P14" xml:id="id15" draw:id="id15" draw:layer="layout" svg:width="1.19cm" svg:height="1.19cm" svg:x="2.14cm" svg:y="25.7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3" draw:text-style-name="P17" draw:layer="layout" svg:x1="2.737cm" svg:y1="24.7cm" svg:x2="2.735cm" svg:y2="25.71cm" draw:start-shape="id14" draw:start-glue-point="2" draw:end-shape="id15" draw:end-glue-point="4" svg:d="M2737 24700v505h-2v505" svg:viewBox="0 0 3 1011">
          <text:p/>
        </draw:connector>
        <draw:frame draw:style-name="gr9" draw:text-style-name="P18" draw:layer="layout" svg:width="1.067cm" svg:height="0.489cm" svg:x="10.052cm" svg:y="1.1cm">
          <draw:text-box>
            <text:p><text:span text:style-name="T9">Start</text:span></text:p>
          </draw:text-box>
        </draw:frame>
        <draw:frame draw:style-name="gr24" draw:text-style-name="P10" draw:layer="layout" svg:width="1.2cm" svg:height="0.589cm" svg:x="18.6cm" svg:y="15.8cm">
          <draw:text-box>
            <text:p><text:span text:style-name="T7">Ende</text:span></text:p>
          </draw:text-box>
        </draw:frame>
        <draw:custom-shape draw:style-name="gr21" draw:text-style-name="P14" xml:id="id20" draw:id="id20" draw:layer="layout" svg:width="3.726cm" svg:height="1.199cm" svg:x="0.87cm" svg:y="19.401cm">
          <text:p text:style-name="P3"><text:span text:style-name="T3">F9/</text:span><text:span text:style-name="T8">Ansteuern der LEDs </text:span></text:p>
          <text:p text:style-name="P3"><text:span text:style-name="T8">Entsprechend der Vorgab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4" xml:id="id37" draw:id="id37" draw:layer="layout" svg:width="1.19cm" svg:height="1.19cm" svg:x="6.2cm" svg:y="19.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0" draw:text-style-name="P6" draw:layer="layout" svg:width="1.704cm" svg:height="0.727cm" svg:x="5.9cm" svg:y="20.473cm">
          <draw:text-box>
            <text:p text:style-name="P19"><text:span text:style-name="T9">stimmt nicht </text:span></text:p>
            <text:p text:style-name="P19"><text:span text:style-name="T9">überein</text:span></text:p>
          </draw:text-box>
        </draw:frame>
        <draw:frame draw:style-name="gr25" draw:text-style-name="P10" draw:layer="layout" svg:width="2cm" svg:height="0.7cm" svg:x="4.7cm" svg:y="19.5cm">
          <draw:text-box>
            <text:p text:style-name="P16"><text:span text:style-name="T9">stimmt überein</text:span></text:p>
          </draw:text-box>
        </draw:frame>
        <draw:frame draw:style-name="gr9" draw:text-style-name="P6" draw:layer="layout" svg:width="1.204cm" svg:height="0.489cm" svg:x="3.1cm" svg:y="25.9cm">
          <draw:text-box>
            <text:p><text:span text:style-name="T4">Nein</text:span></text:p>
          </draw:text-box>
        </draw:frame>
        <draw:custom-shape draw:style-name="gr11" draw:text-style-name="P8" xml:id="id22" draw:id="id22" draw:layer="layout" svg:width="2.162cm" svg:height="1.02cm" svg:x="17.438cm" svg:y="4.99cm">
          <text:p text:style-name="P3"><text:span text:style-name="T5">angehängte</text:span></text:p>
          <text:p text:style-name="P3"><text:span text:style-name="T5">Konfigurationsdatei</text:span></text:p>
          <draw:enhanced-geometry svg:viewBox="0 0 21600 21600" draw:type="rectangle" draw:enhanced-path="M 0 0 L 21600 0 21600 21600 0 21600 0 0 Z N"/>
        </draw:custom-shape>
        <draw:connector draw:style-name="gr6" draw:text-style-name="P12" draw:layer="layout" svg:x1="10.512cm" svg:y1="9.798cm" svg:x2="10.512cm" svg:y2="10.7cm" draw:start-shape="id16" draw:start-glue-point="2" draw:end-shape="id17" draw:end-glue-point="0" svg:d="M10512 9798v902" svg:viewBox="0 0 1 903">
          <text:p/>
        </draw:connector>
        <draw:custom-shape draw:style-name="gr5" draw:text-style-name="P5" xml:id="id12" draw:id="id12" draw:layer="layout" svg:width="1.2cm" svg:height="1.2cm" svg:x="9.91cm" svg:y="1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12" draw:layer="layout" svg:x1="9.91cm" svg:y1="13.6cm" svg:x2="8.646cm" svg:y2="13.599cm" draw:start-shape="id12" draw:start-glue-point="5" draw:end-shape="id4" draw:end-glue-point="1" svg:d="M9910 13600h-631v-1h-633" svg:viewBox="0 0 1265 2">
          <text:p/>
        </draw:connector>
        <draw:custom-shape draw:style-name="gr11" draw:text-style-name="P8" xml:id="id6" draw:id="id6" draw:layer="layout" svg:width="2.162cm" svg:height="1.02cm" svg:x="9.438cm" svg:y="15.18cm">
          <text:p text:style-name="P3"><text:span text:style-name="T5">Datenbank</text:span></text:p>
          <text:p text:style-name="P3"><text:span text:style-name="T5">-information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8" draw:id="id8" draw:layer="layout" svg:width="1.2cm" svg:height="1.2cm" svg:x="13.84cm" svg:y="17.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12" draw:layer="layout" svg:x1="15.04cm" svg:y1="17.9cm" svg:x2="15.937cm" svg:y2="19.401cm" draw:start-shape="id8" draw:start-glue-point="7" draw:end-shape="id9" draw:end-glue-point="0" svg:d="M15040 17900h897v1501" svg:viewBox="0 0 898 1502">
          <text:p/>
        </draw:connector>
        <draw:custom-shape draw:style-name="gr26" draw:text-style-name="P14" xml:id="id35" draw:id="id35" draw:layer="layout" svg:width="1.2cm" svg:height="1.2cm" svg:x="9.9cm" svg:y="23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12" draw:layer="layout" svg:x1="8.674cm" svg:y1="17.899cm" svg:x2="7.2cm" svg:y2="17.9cm" draw:start-shape="id11" draw:start-glue-point="3" draw:end-shape="id18" svg:d="M8674 17899h-736v1h-738" svg:viewBox="0 0 1475 2">
          <text:p/>
        </draw:connector>
        <draw:frame draw:style-name="gr9" draw:text-style-name="P10" draw:layer="layout" svg:width="0.975cm" svg:height="0.489cm" svg:x="2.7cm" svg:y="27.011cm">
          <draw:text-box>
            <text:p><text:span text:style-name="T7">Ja</text:span></text:p>
          </draw:text-box>
        </draw:frame>
        <draw:connector draw:style-name="gr19" draw:text-style-name="P13" draw:layer="layout" svg:x1="17.763cm" svg:y1="23.3cm" svg:x2="18.537cm" svg:y2="16.2cm" draw:start-shape="id19" draw:start-glue-point="1" draw:end-shape="id10" draw:end-glue-point="8" svg:d="M17763 23300h774v-7100" svg:viewBox="0 0 775 7101">
          <text:p/>
        </draw:connector>
        <draw:custom-shape draw:style-name="gr21" draw:text-style-name="P14" xml:id="id33" draw:id="id33" draw:layer="layout" svg:width="3.726cm" svg:height="1.199cm" svg:x="0.874cm" svg:y="21.501cm">
          <text:p text:style-name="P3"><text:span text:style-name="T3">Ausgabe A9</text:span><text:span text:style-name="T4">: </text:span></text:p>
          <text:p text:style-name="P3"><text:span text:style-name="T4">Statusänderung – Farbe - Ze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9" xml:id="id19" draw:id="id19" draw:layer="layout" svg:width="3.726cm" svg:height="1.199cm" svg:x="14.037cm" svg:y="22.701cm">
          <text:p text:style-name="P3"><text:span text:style-name="T6">Ausgabe A10</text:span><text:span text:style-name="T7">: </text:span></text:p>
          <text:p text:style-name="P3"><text:span text:style-name="T7">Programm wird beend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9" draw:text-style-name="P13" draw:layer="layout" svg:x1="2.735cm" svg:y1="26.9cm" svg:x2="15.9cm" svg:y2="23.9cm" draw:start-shape="id15" draw:start-glue-point="6" draw:end-shape="id19" draw:end-glue-point="2" svg:d="M2735 26900v502h13165v-3502" svg:viewBox="0 0 13166 3503">
          <text:p/>
        </draw:connector>
        <draw:custom-shape draw:style-name="gr3" draw:text-style-name="P5" xml:id="id18" draw:id="id18" draw:layer="layout" svg:width="3.726cm" svg:height="1.199cm" svg:x="3.474cm" svg:y="17.301cm">
          <text:p text:style-name="P3"><text:span text:style-name="T3">F7/</text:span><text:span text:style-name="T8">Lade den aktuellen Status der </text:span></text:p>
          <text:p text:style-name="P3"><text:span text:style-name="T8">Maschine aus der Datenban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2" draw:layer="layout" svg:x1="3.474cm" svg:y1="17.9cm" svg:x2="2.733cm" svg:y2="19.401cm" draw:start-shape="id18" draw:start-glue-point="3" draw:end-shape="id20" draw:end-glue-point="0" svg:d="M3474 17900h-741v1501" svg:viewBox="0 0 742 1502">
          <text:p/>
        </draw:connector>
        <draw:custom-shape draw:style-name="gr27" draw:text-style-name="P20" xml:id="id30" draw:id="id30" draw:layer="layout" svg:width="3.726cm" svg:height="1.199cm" svg:x="0.874cm" svg:y="8.9cm">
          <text:p text:style-name="P3"><text:span text:style-name="T6">F11/</text:span><text:span text:style-name="T7">Erstelle Konfigurationsdatei</text:span></text:p>
          <text:p text:style-name="P3"><text:span text:style-name="T7"><text:s/></text:span><text:span text:style-name="T7">mit Struktur, falls kein Pfad angehängt</text:span></text:p>
          <text:p text:style-name="P3"><text:span text:style-name="T7"><text:s/></text:span><text:span text:style-name="T7">wur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2" draw:layer="layout" svg:x1="11.109cm" svg:y1="5.5cm" svg:x2="12.619cm" svg:y2="5.5cm" draw:start-shape="id3" draw:start-glue-point="7" draw:end-shape="id21" draw:end-glue-point="3" svg:d="M11109 5500h1510" svg:viewBox="0 0 1511 1">
          <text:p/>
        </draw:connector>
        <draw:connector draw:style-name="gr6" draw:text-style-name="P12" draw:layer="layout" svg:x1="16.344cm" svg:y1="5.5cm" svg:x2="17.438cm" svg:y2="5.5cm" draw:start-shape="id21" draw:start-glue-point="1" draw:end-shape="id22" draw:end-glue-point="3" svg:d="M16344 5500h1094" svg:viewBox="0 0 1095 1">
          <text:p/>
        </draw:connector>
        <draw:custom-shape draw:style-name="gr3" draw:text-style-name="P5" xml:id="id23" draw:id="id23" draw:layer="layout" svg:width="3.726cm" svg:height="1.199cm" svg:x="16.68cm" svg:y="6.9cm">
          <text:p text:style-name="P3"><text:span text:style-name="T3">F2/</text:span><text:span text:style-name="T4">Prüfe, ob die Konfigurationsdatei</text:span></text:p>
          <text:p text:style-name="P3"><text:span text:style-name="T4">gefunden wir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2" draw:layer="layout" svg:x1="18.519cm" svg:y1="6.01cm" svg:x2="18.543cm" svg:y2="6.9cm" draw:start-shape="id22" draw:start-glue-point="2" draw:end-shape="id23" draw:end-glue-point="0" svg:d="M18519 6010v445h24v445" svg:viewBox="0 0 25 891">
          <text:p/>
        </draw:connector>
        <draw:custom-shape draw:style-name="gr5" draw:text-style-name="P5" xml:id="id24" draw:id="id24" draw:layer="layout" svg:width="1.2cm" svg:height="1.2cm" svg:x="12.8cm" svg:y="6.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5" xml:id="id29" draw:id="id29" draw:layer="layout" svg:width="1.2cm" svg:height="1.2cm" svg:x="6.076cm" svg:y="6.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12" draw:layer="layout" svg:x1="16.68cm" svg:y1="7.499cm" svg:x2="14cm" svg:y2="7.5cm" draw:start-shape="id23" draw:start-glue-point="3" draw:end-shape="id24" draw:end-glue-point="7" svg:d="M16680 7499h-1339v1h-1341" svg:viewBox="0 0 2681 2">
          <text:p/>
        </draw:connector>
        <draw:custom-shape draw:style-name="gr12" draw:text-style-name="P21" xml:id="id31" draw:id="id31" draw:layer="layout" svg:width="3.726cm" svg:height="1.199cm" svg:x="0.87cm" svg:y="10.801cm">
          <text:p text:style-name="P3"><text:span text:style-name="T6">Ausgabe A4.2</text:span><text:span text:style-name="T7">: </text:span></text:p>
          <text:p text:style-name="P3"><text:span text:style-name="T7">Konfigurationsdatei nicht gefunden,</text:span></text:p>
          <text:p text:style-name="P3"><text:span text:style-name="T7">erstelle Muster-Konfigurationsdate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9" draw:text-style-name="P12" draw:layer="layout" svg:x1="13.4cm" svg:y1="8.1cm" svg:x2="16.674cm" svg:y2="9.5cm" draw:start-shape="id24" draw:start-glue-point="6" draw:end-shape="id25" draw:end-glue-point="3" svg:d="M13400 8100v1400h3274" svg:viewBox="0 0 3275 1401">
          <text:p/>
        </draw:connector>
        <draw:connector draw:style-name="gr6" draw:text-style-name="P12" draw:layer="layout" svg:x1="9.909cm" svg:y1="5.5cm" svg:x2="8.645cm" svg:y2="5.499cm" draw:start-shape="id3" draw:start-glue-point="5" draw:end-shape="id26" draw:end-glue-point="1" svg:d="M9909 5500h-632v-1h-632" svg:viewBox="0 0 1265 2">
          <text:p/>
        </draw:connector>
        <draw:frame draw:style-name="gr28" draw:text-style-name="P6" draw:layer="layout" svg:width="0.975cm" svg:height="0.5cm" svg:x="7.1cm" svg:y="7cm">
          <draw:text-box>
            <text:p><text:span text:style-name="T4">Ja</text:span></text:p>
          </draw:text-box>
        </draw:frame>
        <draw:frame draw:style-name="gr13" draw:text-style-name="P10" draw:layer="layout" svg:width="1.004cm" svg:height="0.6cm" svg:x="5.796cm" svg:y="9.1cm">
          <draw:text-box>
            <text:p><text:span text:style-name="T7">Nein</text:span></text:p>
          </draw:text-box>
        </draw:frame>
        <draw:connector draw:style-name="gr6" draw:text-style-name="P12" draw:layer="layout" svg:x1="4.92cm" svg:y1="5.499cm" svg:x2="3.8cm" svg:y2="5.5cm" draw:start-shape="id26" draw:start-glue-point="3" draw:end-shape="id27" draw:end-glue-point="1" svg:d="M4920 5499h-560v1h-560" svg:viewBox="0 0 1121 2">
          <text:p/>
        </draw:connector>
        <draw:connector draw:style-name="gr6" draw:text-style-name="P12" draw:layer="layout" svg:x1="2.719cm" svg:y1="6.01cm" svg:x2="2.737cm" svg:y2="6.901cm" draw:start-shape="id27" draw:start-glue-point="2" draw:end-shape="id28" draw:end-glue-point="0" svg:d="M2719 6010v445h18v446" svg:viewBox="0 0 19 892">
          <text:p/>
        </draw:connector>
        <draw:connector draw:style-name="gr6" draw:text-style-name="P12" draw:layer="layout" svg:x1="4.6cm" svg:y1="7.5cm" svg:x2="6.076cm" svg:y2="7.5cm" draw:start-shape="id28" draw:start-glue-point="1" draw:end-shape="id29" draw:end-glue-point="5" svg:d="M4600 7500h1476" svg:viewBox="0 0 1477 1">
          <text:p/>
        </draw:connector>
        <draw:connector draw:style-name="gr19" draw:text-style-name="P13" draw:layer="layout" svg:x1="2.737cm" svg:y1="10.099cm" svg:x2="2.733cm" svg:y2="10.801cm" draw:start-shape="id30" draw:start-glue-point="2" draw:end-shape="id31" draw:end-glue-point="0" svg:d="M2737 10099v351h-4v351" svg:viewBox="0 0 5 703">
          <text:p/>
        </draw:connector>
        <draw:connector draw:style-name="gr19" draw:text-style-name="P13" draw:layer="layout" svg:x1="6.676cm" svg:y1="8.1cm" svg:x2="4.6cm" svg:y2="9.499cm" draw:start-shape="id29" draw:start-glue-point="6" draw:end-shape="id30" svg:d="M6676 8100v1399h-2076" svg:viewBox="0 0 2077 1400">
          <text:p/>
        </draw:connector>
        <draw:connector draw:style-name="gr19" draw:text-style-name="P13" draw:layer="layout" svg:x1="18.537cm" svg:y1="10.1cm" svg:x2="18.537cm" svg:y2="15.822cm" draw:start-shape="id25" draw:start-glue-point="2" draw:end-shape="id10" draw:end-glue-point="4" svg:d="M18537 10100v5722" svg:viewBox="0 0 1 5723">
          <text:p/>
        </draw:connector>
        <draw:connector draw:style-name="gr6" draw:text-style-name="P12" draw:layer="layout" svg:x1="7.276cm" svg:y1="7.5cm" svg:x2="10.512cm" svg:y2="8.6cm" draw:start-shape="id29" draw:start-glue-point="7" draw:end-shape="id16" draw:end-glue-point="0" svg:d="M7276 7500h3236v1100" svg:viewBox="0 0 3237 1101">
          <text:p/>
        </draw:connector>
        <draw:connector draw:style-name="gr6" draw:text-style-name="P12" draw:layer="layout" svg:x1="12.8cm" svg:y1="7.5cm" svg:x2="10.512cm" svg:y2="8.6cm" draw:start-shape="id24" draw:start-glue-point="5" draw:end-shape="id16" svg:d="M12800 7500h-2288v1100" svg:viewBox="0 0 2289 1101">
          <text:p/>
        </draw:connector>
        <draw:connector draw:style-name="gr6" draw:text-style-name="P12" draw:layer="layout" svg:x1="10.512cm" svg:y1="11.9cm" svg:x2="10.51cm" svg:y2="13cm" draw:start-shape="id17" draw:start-glue-point="2" draw:end-shape="id12" draw:end-glue-point="4" svg:d="M10512 11900v551h-2v549" svg:viewBox="0 0 3 1101">
          <text:p/>
        </draw:connector>
        <draw:custom-shape draw:style-name="gr29" draw:text-style-name="P11" xml:id="id32" draw:id="id32" draw:layer="layout" svg:width="0.3cm" svg:height="0.3cm" svg:x="2.58cm" svg:y="13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13" draw:layer="layout" svg:x1="2.733cm" svg:y1="12cm" svg:x2="2.73cm" svg:y2="13.5cm" draw:start-shape="id31" draw:start-glue-point="2" draw:end-shape="id32" draw:end-glue-point="4" svg:d="M2733 12000v750h-3v750" svg:viewBox="0 0 4 1501">
          <text:p/>
        </draw:connector>
        <draw:frame draw:style-name="gr24" draw:text-style-name="P10" draw:layer="layout" svg:width="1.2cm" svg:height="0.589cm" svg:x="1.7cm" svg:y="13.4cm">
          <draw:text-box>
            <text:p><text:span text:style-name="T7">Ende</text:span></text:p>
          </draw:text-box>
        </draw:frame>
        <draw:connector draw:style-name="gr23" draw:text-style-name="P17" draw:layer="layout" svg:x1="2.733cm" svg:y1="20.6cm" svg:x2="2.737cm" svg:y2="21.501cm" draw:start-shape="id20" draw:start-glue-point="2" draw:end-shape="id33" draw:end-glue-point="0" svg:d="M2733 20600v450h4v451" svg:viewBox="0 0 5 902">
          <text:p/>
        </draw:connector>
        <draw:connector draw:style-name="gr23" draw:text-style-name="P17" draw:layer="layout" svg:x1="2.737cm" svg:y1="22.7cm" svg:x2="2.737cm" svg:y2="23.501cm" draw:start-shape="id33" draw:start-glue-point="2" draw:end-shape="id14" draw:end-glue-point="0" svg:d="M2737 22700v801" svg:viewBox="0 0 1 802">
          <text:p/>
        </draw:connector>
        <draw:connector draw:style-name="gr23" draw:text-style-name="P22" draw:layer="layout" svg:x1="3.33cm" svg:y1="26.305cm" svg:x2="8.63cm" svg:y2="26.299cm" draw:start-shape="id15" draw:end-shape="id34" draw:end-glue-point="3" svg:d="M3330 26305h2651v-6h2649" svg:viewBox="0 0 5301 7">
          <text:p/>
        </draw:connector>
        <draw:connector draw:style-name="gr23" draw:text-style-name="P17" draw:layer="layout" svg:x1="10.5cm" svg:y1="23.5cm" svg:x2="10.493cm" svg:y2="20.6cm" draw:start-shape="id35" draw:start-glue-point="4" draw:end-shape="id36" draw:end-glue-point="2" svg:d="M10500 23500v-1450h-7v-1450" svg:viewBox="0 0 8 2901">
          <text:p/>
        </draw:connector>
        <draw:connector draw:style-name="gr23" draw:text-style-name="P17" draw:layer="layout" svg:x1="10.493cm" svg:y1="25.7cm" svg:x2="10.5cm" svg:y2="24.7cm" draw:start-shape="id34" draw:start-glue-point="0" draw:end-shape="id35" draw:end-glue-point="6" svg:d="M10493 25700v-500h7v-500" svg:viewBox="0 0 8 1001">
          <text:p/>
        </draw:connector>
        <draw:connector draw:style-name="gr23" draw:text-style-name="P17" draw:layer="layout" svg:x1="8.63cm" svg:y1="20cm" svg:x2="7.39cm" svg:y2="19.995cm" draw:start-shape="id36" draw:start-glue-point="3" draw:end-shape="id37" draw:end-glue-point="7" svg:d="M8630 20000h-619v-5h-621" svg:viewBox="0 0 1241 6">
          <text:p/>
        </draw:connector>
        <draw:connector draw:style-name="gr30" draw:text-style-name="P22" draw:layer="layout" svg:x1="6.2cm" svg:y1="19.995cm" svg:x2="4.596cm" svg:y2="20cm" draw:start-shape="id37" draw:start-glue-point="5" draw:end-shape="id20" draw:end-glue-point="1" svg:d="M6200 19995h-801v5h-803" svg:viewBox="0 0 1605 6">
          <text:p/>
        </draw:connector>
        <draw:frame draw:style-name="gr31" draw:text-style-name="P23" draw:layer="layout" svg:width="2cm" svg:height="0.7cm" svg:x="0.6cm" svg:y="26.5cm">
          <draw:text-box>
            <text:p><text:span text:style-name="T10">Schleife</text:span></text:p>
          </draw:text-box>
        </draw:frame>
        <draw:connector draw:style-name="gr19" draw:text-style-name="P9" draw:layer="layout" svg:x1="16.325cm" svg:y1="13.599cm" svg:x2="18.537cm" svg:y2="15.822cm" draw:start-shape="id13" draw:start-glue-point="1" draw:end-shape="id10" draw:end-glue-point="4" svg:d="M16325 13599h2212v2223" svg:viewBox="0 0 2213 2224">
          <text:p/>
        </draw:connector>
        <draw:connector draw:style-name="gr30" draw:text-style-name="P17" draw:layer="layout" svg:x1="9.9cm" svg:y1="24.1cm" svg:x2="4.6cm" svg:y2="24.1cm" draw:start-shape="id35" draw:start-glue-point="5" draw:end-shape="id14" draw:end-glue-point="1" svg:d="M9900 24100h-5300" svg:viewBox="0 0 5301 1">
          <text:p/>
        </draw:connector>
        <draw:connector draw:style-name="gr23" draw:text-style-name="P17" draw:layer="layout" svg:x1="6.795cm" svg:y1="20.59cm" svg:x2="4.6cm" svg:y2="24.1cm" draw:start-shape="id37" draw:start-glue-point="6" draw:end-shape="id14" draw:end-glue-point="1" svg:d="M6795 20590v3510h-2195" svg:viewBox="0 0 2196 351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9T16:14:36.711839434</meta:creation-date>
    <dc:date>2017-07-14T18:12:05.685302805</dc:date>
    <meta:editing-duration>PT3H29M55S</meta:editing-duration>
    <meta:editing-cycles>53</meta:editing-cycles>
    <meta:generator>LibreOffice/5.1.6.2$Linux_X86_64 LibreOffice_project/10m0$Build-2</meta:generator>
    <meta:document-statistic meta:object-count="102"/>
  </office:meta>
</office:document-meta>
</file>